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ration serif" svg:font-family="'Lib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0.75in"/>
    </style:style>
    <style:style style:name="Table1.C" style:family="table-column">
      <style:table-column-properties style:column-width="2.8125in"/>
    </style:style>
    <style:style style:name="Table1.D" style:family="table-column">
      <style:table-column-properties style:column-width="0.8597in"/>
    </style:style>
    <style:style style:name="Table1.E" style:family="table-column">
      <style:table-column-properties style:column-width="1.2549in"/>
    </style:style>
    <style:style style:name="Table1.A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1.E1" style:family="table-cell">
      <style:table-cell-properties fo:background-color="#66666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75in"/>
    </style:style>
    <style:style style:name="Table2.C" style:family="table-column">
      <style:table-column-properties style:column-width="2.8125in"/>
    </style:style>
    <style:style style:name="Table2.D" style:family="table-column">
      <style:table-column-properties style:column-width="0.8597in"/>
    </style:style>
    <style:style style:name="Table2.E" style:family="table-column">
      <style:table-column-properties style:column-width="1.2549in"/>
    </style:style>
    <style:style style:name="Table2.A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2.E1" style:family="table-cell">
      <style:table-cell-properties fo:background-color="#666666" fo:padding="0.0382in" fo:border="0.05pt solid #000000">
        <style:background-image/>
      </style:table-cell-properties>
    </style:style>
    <style:style style:name="Table2.A2" style:family="table-cell">
      <style:table-cell-properties fo:background-color="#ffffff" fo:padding="0.0382in" fo:border-left="0.05pt solid #000000" fo:border-right="none" fo:border-top="none" fo:border-bottom="0.05pt solid #000000">
        <style:background-image/>
      </style:table-cell-properties>
    </style:style>
    <style:style style:name="Table2.E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4.D1" style:family="table-cell">
      <style:table-cell-properties fo:background-color="#66666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25in"/>
    </style:style>
    <style:style style:name="Table3.B" style:family="table-column">
      <style:table-column-properties style:column-width="0.75in"/>
    </style:style>
    <style:style style:name="Table3.C" style:family="table-column">
      <style:table-column-properties style:column-width="2.8125in"/>
    </style:style>
    <style:style style:name="Table3.D" style:family="table-column">
      <style:table-column-properties style:column-width="0.8597in"/>
    </style:style>
    <style:style style:name="Table3.E" style:family="table-column">
      <style:table-column-properties style:column-width="1.2549in"/>
    </style:style>
    <style:style style:name="Table3.A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3.E1" style:family="table-cell">
      <style:table-cell-properties fo:background-color="#666666" fo:padding="0.0382in" fo:border="0.05pt solid #000000">
        <style:background-image/>
      </style:table-cell-properties>
    </style:style>
    <style:style style:name="Table3.A2" style:family="table-cell">
      <style:table-cell-properties fo:background-color="#ffffff" fo:padding="0.0382in" fo:border-left="0.05pt solid #000000" fo:border-right="none" fo:border-top="none" fo:border-bottom="0.05pt solid #000000">
        <style:background-image/>
      </style:table-cell-properties>
    </style:style>
    <style:style style:name="Table3.E2" style:family="table-cell">
      <style:table-cell-properties fo:background-color="#ffffff"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0a7db" officeooo:paragraph-rsid="0010a7db"/>
    </style:style>
    <style:style style:name="P2" style:family="paragraph" style:parent-style-name="Standard">
      <style:text-properties fo:font-weight="bold" officeooo:rsid="0010a7db" officeooo:paragraph-rsid="0010a7db" style:font-weight-asian="bold" style:font-weight-complex="bold"/>
    </style:style>
    <style:style style:name="P3" style:family="paragraph" style:parent-style-name="Standard">
      <style:text-properties officeooo:rsid="0011d8d0" officeooo:paragraph-rsid="0011d8d0"/>
    </style:style>
    <style:style style:name="P4" style:family="paragraph" style:parent-style-name="Standard">
      <style:text-properties officeooo:rsid="00188d05" officeooo:paragraph-rsid="001788ef"/>
    </style:style>
    <style:style style:name="P5" style:family="paragraph" style:parent-style-name="Standard">
      <style:text-properties officeooo:rsid="00188d05" officeooo:paragraph-rsid="001eac94"/>
    </style:style>
    <style:style style:name="P6" style:family="paragraph" style:parent-style-name="Standard">
      <style:text-properties officeooo:rsid="001788ef" officeooo:paragraph-rsid="001eac94"/>
    </style:style>
    <style:style style:name="P7" style:family="paragraph" style:parent-style-name="Standard">
      <style:text-properties officeooo:rsid="001c230d" officeooo:paragraph-rsid="001c230d"/>
    </style:style>
    <style:style style:name="P8" style:family="paragraph" style:parent-style-name="Standard">
      <style:text-properties officeooo:rsid="002385d1" officeooo:paragraph-rsid="002385d1"/>
    </style:style>
    <style:style style:name="P9" style:family="paragraph" style:parent-style-name="Standard">
      <style:text-properties officeooo:rsid="00337305" officeooo:paragraph-rsid="00337305"/>
    </style:style>
    <style:style style:name="P10" style:family="paragraph" style:parent-style-name="Standard">
      <style:text-properties fo:color="#000000" officeooo:rsid="001fc02c" officeooo:paragraph-rsid="002cb1e2"/>
    </style:style>
    <style:style style:name="P11" style:family="paragraph" style:parent-style-name="Standard">
      <style:text-properties fo:color="#000000" officeooo:rsid="003af72d" officeooo:paragraph-rsid="003af72d"/>
    </style:style>
    <style:style style:name="P12" style:family="paragraph" style:parent-style-name="Text_20_body">
      <style:text-properties officeooo:rsid="001fc02c" officeooo:paragraph-rsid="001fc02c"/>
    </style:style>
    <style:style style:name="P13" style:family="paragraph" style:parent-style-name="Text_20_body">
      <style:text-properties officeooo:rsid="003079c6" officeooo:paragraph-rsid="003079c6"/>
    </style:style>
    <style:style style:name="P14" style:family="paragraph" style:parent-style-name="Text_20_body">
      <style:text-properties officeooo:rsid="0031b36b" officeooo:paragraph-rsid="0031b36b"/>
    </style:style>
    <style:style style:name="P15" style:family="paragraph" style:parent-style-name="Text_20_body">
      <style:text-properties officeooo:rsid="003203ae" officeooo:paragraph-rsid="003203ae"/>
    </style:style>
    <style:style style:name="P16" style:family="paragraph" style:parent-style-name="Text_20_body">
      <style:text-properties officeooo:rsid="0036e96b" officeooo:paragraph-rsid="0037b515"/>
    </style:style>
    <style:style style:name="P17" style:family="paragraph" style:parent-style-name="Text_20_body">
      <style:text-properties officeooo:rsid="003a214d" officeooo:paragraph-rsid="003a214d"/>
    </style:style>
    <style:style style:name="P18" style:family="paragraph" style:parent-style-name="Text_20_body">
      <style:text-properties officeooo:rsid="003d9fd5" officeooo:paragraph-rsid="003f82c3"/>
    </style:style>
    <style:style style:name="P19" style:family="paragraph" style:parent-style-name="Text_20_body">
      <style:text-properties officeooo:rsid="0042226f" officeooo:paragraph-rsid="0042226f"/>
    </style:style>
    <style:style style:name="P20" style:family="paragraph" style:parent-style-name="Text_20_body">
      <style:text-properties officeooo:rsid="0037b515" officeooo:paragraph-rsid="0037b515"/>
    </style:style>
    <style:style style:name="P21" style:family="paragraph" style:parent-style-name="Table_20_Contents">
      <style:text-properties officeooo:rsid="001fc02c" officeooo:paragraph-rsid="001fc02c"/>
    </style:style>
    <style:style style:name="P22" style:family="paragraph" style:parent-style-name="Table_20_Contents">
      <style:text-properties officeooo:rsid="00201576" officeooo:paragraph-rsid="00201576"/>
    </style:style>
    <style:style style:name="P23" style:family="paragraph" style:parent-style-name="Table_20_Contents">
      <style:text-properties fo:color="#dddddd" fo:font-weight="bold" officeooo:rsid="001fc02c" officeooo:paragraph-rsid="001fc02c" style:font-weight-asian="bold" style:font-weight-complex="bold"/>
    </style:style>
    <style:style style:name="P24" style:family="paragraph" style:parent-style-name="Table_20_Contents">
      <style:text-properties fo:color="#dddddd" fo:font-weight="bold" officeooo:rsid="001fc02c" officeooo:paragraph-rsid="003079c6" style:font-weight-asian="bold" style:font-weight-complex="bold"/>
    </style:style>
    <style:style style:name="P25" style:family="paragraph" style:parent-style-name="Table_20_Contents">
      <style:text-properties fo:color="#dddddd" fo:font-weight="bold" officeooo:rsid="001fc02c" officeooo:paragraph-rsid="003af72d" style:font-weight-asian="bold" style:font-weight-complex="bold"/>
    </style:style>
    <style:style style:name="P26" style:family="paragraph" style:parent-style-name="Table_20_Contents">
      <style:text-properties fo:color="#dddddd" fo:font-weight="bold" officeooo:rsid="002385d1" officeooo:paragraph-rsid="002385d1" style:font-weight-asian="bold" style:font-weight-complex="bold"/>
    </style:style>
    <style:style style:name="P27" style:family="paragraph" style:parent-style-name="Table_20_Contents">
      <style:text-properties fo:color="#dddddd" fo:font-weight="bold" officeooo:rsid="002385d1" officeooo:paragraph-rsid="003079c6" style:font-weight-asian="bold" style:font-weight-complex="bold"/>
    </style:style>
    <style:style style:name="P28" style:family="paragraph" style:parent-style-name="Table_20_Contents">
      <style:text-properties fo:color="#dddddd" fo:font-weight="bold" officeooo:rsid="002385d1" officeooo:paragraph-rsid="003af72d" style:font-weight-asian="bold" style:font-weight-complex="bold"/>
    </style:style>
    <style:style style:name="P29" style:family="paragraph" style:parent-style-name="Table_20_Contents">
      <style:text-properties officeooo:rsid="0021a247" officeooo:paragraph-rsid="0021a247"/>
    </style:style>
    <style:style style:name="P30" style:family="paragraph" style:parent-style-name="Table_20_Contents">
      <style:text-properties officeooo:rsid="002385d1" officeooo:paragraph-rsid="002385d1"/>
    </style:style>
    <style:style style:name="P31" style:family="paragraph" style:parent-style-name="Table_20_Contents">
      <style:paragraph-properties fo:line-height="107%"/>
      <style:text-properties style:font-name="Libration serif" fo:font-size="12pt" style:font-size-asian="12pt" style:font-size-complex="12pt"/>
    </style:style>
    <style:style style:name="P32" style:family="paragraph" style:parent-style-name="Table_20_Contents">
      <style:text-properties officeooo:rsid="0027f7cd" officeooo:paragraph-rsid="0027f7cd"/>
    </style:style>
    <style:style style:name="P33" style:family="paragraph" style:parent-style-name="Table_20_Contents">
      <style:text-properties officeooo:rsid="002975a7" officeooo:paragraph-rsid="002975a7"/>
    </style:style>
    <style:style style:name="P34" style:family="paragraph" style:parent-style-name="Table_20_Contents">
      <style:text-properties officeooo:rsid="002baa14" officeooo:paragraph-rsid="002baa14"/>
    </style:style>
    <style:style style:name="P35" style:family="paragraph" style:parent-style-name="Table_20_Contents">
      <style:text-properties officeooo:rsid="002c09da" officeooo:paragraph-rsid="002c09da"/>
    </style:style>
    <style:style style:name="P36" style:family="paragraph" style:parent-style-name="Table_20_Contents">
      <style:text-properties officeooo:rsid="002cb1e2" officeooo:paragraph-rsid="002cb1e2"/>
    </style:style>
    <style:style style:name="P37" style:family="paragraph" style:parent-style-name="Table_20_Contents">
      <style:text-properties officeooo:rsid="002e1c32" officeooo:paragraph-rsid="002e1c32"/>
    </style:style>
    <style:style style:name="P38" style:family="paragraph" style:parent-style-name="Table_20_Contents">
      <style:text-properties officeooo:rsid="002eed89" officeooo:paragraph-rsid="002eed89"/>
    </style:style>
    <style:style style:name="P39" style:family="paragraph" style:parent-style-name="Table_20_Contents">
      <style:text-properties officeooo:rsid="0036e96b" officeooo:paragraph-rsid="0036e96b"/>
    </style:style>
    <style:style style:name="P40" style:family="paragraph" style:parent-style-name="Table_20_Contents">
      <style:text-properties officeooo:rsid="0036e96b" officeooo:paragraph-rsid="003af72d"/>
    </style:style>
    <style:style style:name="P41" style:family="paragraph" style:parent-style-name="Table_20_Contents">
      <style:text-properties officeooo:rsid="003af72d" officeooo:paragraph-rsid="003af72d"/>
    </style:style>
    <style:style style:name="P42" style:family="paragraph" style:parent-style-name="Table_20_Contents">
      <style:text-properties officeooo:rsid="003c872f" officeooo:paragraph-rsid="003c872f"/>
    </style:style>
    <style:style style:name="P43" style:family="paragraph" style:parent-style-name="Table_20_Contents">
      <style:text-properties officeooo:rsid="003f82c3" officeooo:paragraph-rsid="003f82c3"/>
    </style:style>
    <style:style style:name="P44" style:family="paragraph" style:parent-style-name="Table_20_Contents">
      <style:text-properties fo:color="#eeeeee" fo:font-weight="bold" officeooo:rsid="003f82c3" officeooo:paragraph-rsid="003f82c3" style:font-weight-asian="bold" style:font-weight-complex="bold"/>
    </style:style>
    <style:style style:name="P45" style:family="paragraph" style:parent-style-name="Table_20_Contents">
      <style:text-properties style:font-name="Liberation Serif" fo:font-size="12pt" officeooo:rsid="0041a87b" officeooo:paragraph-rsid="0041a87b" style:font-size-asian="12pt" style:font-size-complex="12pt"/>
    </style:style>
    <style:style style:name="P46" style:family="paragraph" style:parent-style-name="Heading_20_2">
      <style:text-properties officeooo:rsid="003079c6" officeooo:paragraph-rsid="003079c6"/>
    </style:style>
    <style:style style:name="P47" style:family="paragraph" style:parent-style-name="Heading_20_2">
      <style:text-properties officeooo:rsid="00368fb0" officeooo:paragraph-rsid="00368fb0"/>
    </style:style>
    <style:style style:name="P48" style:family="paragraph" style:parent-style-name="Heading_20_2">
      <style:text-properties officeooo:rsid="00368fb0" officeooo:paragraph-rsid="0042226f"/>
    </style:style>
    <style:style style:name="P49" style:family="paragraph" style:parent-style-name="Heading_20_2">
      <style:text-properties officeooo:paragraph-rsid="003af72d"/>
    </style:style>
    <style:style style:name="P50" style:family="paragraph" style:parent-style-name="Heading_20_3">
      <style:text-properties officeooo:rsid="0031b36b" officeooo:paragraph-rsid="0031b36b"/>
    </style:style>
    <style:style style:name="P51" style:family="paragraph" style:parent-style-name="Heading_20_3">
      <style:text-properties officeooo:rsid="00368fb0" officeooo:paragraph-rsid="00368fb0"/>
    </style:style>
    <style:style style:name="T1" style:family="text">
      <style:text-properties officeooo:rsid="0015eed7"/>
    </style:style>
    <style:style style:name="T2" style:family="text">
      <style:text-properties officeooo:rsid="001cc57c"/>
    </style:style>
    <style:style style:name="T3" style:family="text">
      <style:text-properties officeooo:rsid="001eac94"/>
    </style:style>
    <style:style style:name="T4" style:family="text">
      <style:text-properties officeooo:rsid="00268d5b"/>
    </style:style>
    <style:style style:name="T5" style:family="text">
      <style:text-properties officeooo:rsid="0029a79a"/>
    </style:style>
    <style:style style:name="T6" style:family="text">
      <style:text-properties officeooo:rsid="002eafce"/>
    </style:style>
    <style:style style:name="T7" style:family="text">
      <style:text-properties officeooo:rsid="002eed89"/>
    </style:style>
    <style:style style:name="T8" style:family="text">
      <style:text-properties officeooo:rsid="003079c6"/>
    </style:style>
    <style:style style:name="T9" style:family="text">
      <style:text-properties officeooo:rsid="00355a87"/>
    </style:style>
    <style:style style:name="T10" style:family="text">
      <style:text-properties officeooo:rsid="003af72d"/>
    </style:style>
    <style:style style:name="T11" style:family="text">
      <style:text-properties officeooo:rsid="003f82c3"/>
    </style:style>
    <style:style style:name="T12" style:family="text">
      <style:text-properties officeooo:rsid="004222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Kelding Islands</text:p>
      <text:p text:style-name="P1"/>
      <text:p text:style-name="P1">“<text:span text:style-name="T1">Post apocalyptic</text:span>” <text:span text:style-name="T1">themed, pirate/sea raiders environment</text:span></text:p>
      <text:p text:style-name="P1"/>
      <text:p text:style-name="P9">The Kelding Isles are a lawless place <text:span text:style-name="T9">where no good thing grows. The land draws curses to itself in equal measure as it draws killers, thieves, and brigands. One day, some ambitious power on the mainland will come to tame the Keldings. They will try to burn the infection away. They are centuries too late. The Keldings will always be cursed. If they kill every man woman and child, if they scour each island to the bare rocks, it will not be enough. The memories of all the evil legends will thrive here, amid storm and salt, long after the memory of their subjects have faded. The spirits of three centuries worth of cuttthroats and outcasts will remain to whisper to any fool who sets foot on these shores. They will never leave. This was the last place for them to go. </text:span></text:p>
      <text:p text:style-name="P1">A small archipelago off the northwestern coast of Skyrim, the Kelding Islands enjoy a semi-legendary status going back centuries as a haven for pirates. They are named for Keld Thunderhand, a fearsome sea-raider who terrorized the coasts of Tamriel. The legends say that Keld amassed a great treasure hoard, and retired to <text:span text:style-name="T3">a fortress built</text:span> on a <text:span text:style-name="T3">vast</text:span>, rocky island. There he held court over a kingdom of cutthroats and thieves. <text:span text:style-name="T6">Some stories say that Keld’s</text:span> depredations angered the gods. <text:span text:style-name="T6">Others blame the vengeance of </text:span>a powerful wizard. His island sank beneath the ocean during a mighty earthquake, which created the Kelding Islands. Since the days of Keld, many lesser pirates and outlaws have been drawn to the Kelding Islands. Some seek treasure and fame, while others merely seek a haven beyond the reach of he Empire or the Thanes of Skyrim. </text:p>
      <text:p text:style-name="P1"/>
      <text:p text:style-name="P2">Adventures</text:p>
      <text:p text:style-name="P1"/>
      <text:p text:style-name="P1">The Forest-Thane</text:p>
      <text:p text:style-name="P1">Holmgang</text:p>
      <text:p text:style-name="P1">A Voice in the Cellar (Rats in the Walls inspired dungeon crawler)</text:p>
      <text:p text:style-name="P1">Keld’s Sunken Fortress</text:p>
      <text:p text:style-name="P1"/>
      <text:h text:style-name="Heading_20_1" text:outline-level="1">Locations</text:h>
      <text:h text:style-name="Heading_20_2" text:outline-level="2">Ormstead</text:h>
      <text:h text:style-name="Heading_20_2" text:outline-level="2">Keldhaven</text:h>
      <text:p text:style-name="P7"><text:tab/>A small village built on the site where Keld’s ships first landed on the mainland. <text:span text:style-name="T2">At one point long ago, Keldhaven was a small city. It’s been sacked, burned, and ravaged by plague many times over the centuries. Today’s inhabitants are mostly simple fishermen, with a few retired pirates. </text:span></text:p>
      <text:h text:style-name="Heading_20_2" text:outline-level="2">NPCs</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Name</text:p>
          </table:table-cell>
          <table:table-cell table:style-name="Table1.A1" office:value-type="string">
            <text:p text:style-name="P26">Race</text:p>
          </table:table-cell>
          <table:table-cell table:style-name="Table1.A1" office:value-type="string">
            <text:p text:style-name="P23">Description</text:p>
          </table:table-cell>
          <table:table-cell table:style-name="Table1.A1" office:value-type="string">
            <text:p text:style-name="P23">Location</text:p>
          </table:table-cell>
          <table:table-cell table:style-name="Table1.E1" office:value-type="string">
            <text:p text:style-name="P23">Quests</text:p>
          </table:table-cell>
        </table:table-row>
        <table:table-row>
          <table:table-cell table:style-name="Table1.A11" office:value-type="string">
            <text:p text:style-name="P21">Farrald Ormsson</text:p>
          </table:table-cell>
          <table:table-cell table:style-name="Table1.B2" office:value-type="string">
            <text:p text:style-name="P30">Nord</text:p>
          </table:table-cell>
          <table:table-cell table:style-name="Table1.C2" office:value-type="string">
            <text:p text:style-name="P31"><text:span text:style-name="T4">The eldest son of the Ormsson clan, one of the Old Families of the Kelding Islands, descendants of Keld’s original crew. Farrald idolizes the founder of his </text:span><text:soft-page-break/><text:span text:style-name="T4">line, Orm the Uniter. Unlike most of his ancestors, Farrald takes on the trappings of a nobleman rather than a warlord. He is a humble and honest man who wants to help bring civilization and order to the Kelding Isles. Weak and sickly since birth, Farrald is no warrior, and so he relies on diplomacy and gold to further his goals. </text:span></text:p>
          </table:table-cell>
          <table:table-cell table:style-name="Table1.D11" office:value-type="string">
            <text:p text:style-name="P21">Gull's Roost Tavern</text:p>
          </table:table-cell>
          <table:table-cell table:style-name="Table1.E2" office:value-type="string">
            <text:p text:style-name="P22">Holmgang</text:p>
          </table:table-cell>
        </table:table-row>
        <table:table-row>
          <table:table-cell table:style-name="Table1.A11" office:value-type="string">
            <text:p text:style-name="P32">Elsir</text:p>
          </table:table-cell>
          <table:table-cell table:style-name="Table1.B3" office:value-type="string">
            <text:p text:style-name="P30">Nord</text:p>
          </table:table-cell>
          <table:table-cell table:style-name="Table1.C3" office:value-type="string">
            <text:p text:style-name="P33">An elderly widow who <text:span text:style-name="T5">runs the Gull’s Roost Tavern. Born and raised on the Kelding Islands, Elsir dreamed of leaving, but never found a way. </text:span></text:p>
          </table:table-cell>
          <table:table-cell table:style-name="Table1.D11" office:value-type="string">
            <text:p text:style-name="P21">Gull's Roost Tavern</text:p>
          </table:table-cell>
          <table:table-cell table:style-name="Table1.E3" office:value-type="string">
            <text:p text:style-name="Table_20_Contents"/>
          </table:table-cell>
        </table:table-row>
        <table:table-row>
          <table:table-cell table:style-name="Table1.A11" office:value-type="string">
            <text:p text:style-name="P38">Raziir</text:p>
          </table:table-cell>
          <table:table-cell table:style-name="Table1.B4" office:value-type="string">
            <text:p text:style-name="P30">Kajit</text:p>
          </table:table-cell>
          <table:table-cell table:style-name="Table1.C4" office:value-type="string">
            <text:p text:style-name="P30"><text:span text:style-name="T7">Raziir</text:span> came to the Kelding Isles as a castaway, the lone survivor of his ship. He makes his living as a trader, moving goods between all corners of the Kelding Islands. </text:p>
          </table:table-cell>
          <table:table-cell table:style-name="Table1.D11" office:value-type="string">
            <text:p text:style-name="P21">Keldhaven village green</text:p>
          </table:table-cell>
          <table:table-cell table:style-name="Table1.E4" office:value-type="string">
            <text:p text:style-name="Table_20_Contents"/>
          </table:table-cell>
        </table:table-row>
        <table:table-row>
          <table:table-cell table:style-name="Table1.A11" office:value-type="string">
            <text:p text:style-name="P35">Azann</text:p>
          </table:table-cell>
          <table:table-cell table:style-name="Table1.B5" office:value-type="string">
            <text:p text:style-name="P30">Redguard</text:p>
          </table:table-cell>
          <table:table-cell table:style-name="Table1.C5" office:value-type="string">
            <text:p text:style-name="P34">One of three elderly pirates who spends his days drinking at the Gull’s Roost and discussing old times.</text:p>
          </table:table-cell>
          <table:table-cell table:style-name="Table1.D11" office:value-type="string">
            <text:p text:style-name="P21">Gull's Roost Tavern</text:p>
          </table:table-cell>
          <table:table-cell table:style-name="Table1.E5" office:value-type="string">
            <text:p text:style-name="P22">Keld’s Sunken Fortress</text:p>
          </table:table-cell>
        </table:table-row>
        <table:table-row>
          <table:table-cell table:style-name="Table1.A11" office:value-type="string">
            <text:p text:style-name="P35">Vilkus</text:p>
          </table:table-cell>
          <table:table-cell table:style-name="Table1.B6" office:value-type="string">
            <text:p text:style-name="P30">Nord</text:p>
          </table:table-cell>
          <table:table-cell table:style-name="Table1.C6" office:value-type="string">
            <text:p text:style-name="P34">One of three elderly pirates who spends his days drinking at the Gull’s Roost and discussing old times.</text:p>
          </table:table-cell>
          <table:table-cell table:style-name="Table1.D11" office:value-type="string">
            <text:p text:style-name="P21">Gull's Roost Tavern</text:p>
          </table:table-cell>
          <table:table-cell table:style-name="Table1.E6" office:value-type="string">
            <text:p text:style-name="P22">Keld’s Sunken Fortress</text:p>
          </table:table-cell>
        </table:table-row>
        <table:table-row>
          <table:table-cell table:style-name="Table1.A7" office:value-type="string">
            <text:p text:style-name="P35">Jolf</text:p>
          </table:table-cell>
          <table:table-cell table:style-name="Table1.B7" office:value-type="string">
            <text:p text:style-name="P30">Breton</text:p>
          </table:table-cell>
          <table:table-cell table:style-name="Table1.C7" office:value-type="string">
            <text:p text:style-name="P34">One of three elderly pirates who spends his days drinking at the Gull’s Roost and discussing old times.</text:p>
          </table:table-cell>
          <table:table-cell table:style-name="Table1.D7" office:value-type="string">
            <text:p text:style-name="P21">Gull's Roost Tavern</text:p>
          </table:table-cell>
          <table:table-cell table:style-name="Table1.E7" office:value-type="string">
            <text:p text:style-name="P22">Keld’s Sunken Fortress</text:p>
          </table:table-cell>
        </table:table-row>
        <table:table-row>
          <table:table-cell table:style-name="Table1.A11" office:value-type="string">
            <text:p text:style-name="P37">Iona</text:p>
          </table:table-cell>
          <table:table-cell table:style-name="Table1.B8" office:value-type="string">
            <text:p text:style-name="P30">Nord</text:p>
          </table:table-cell>
          <table:table-cell table:style-name="Table1.C8" office:value-type="string">
            <text:p text:style-name="P37">A little girl who hangs around the docks fishing</text:p>
          </table:table-cell>
          <table:table-cell table:style-name="Table1.D11" office:value-type="string">
            <text:p text:style-name="P22">Docks</text:p>
          </table:table-cell>
          <table:table-cell table:style-name="Table1.E8" office:value-type="string">
            <text:p text:style-name="Table_20_Contents"/>
          </table:table-cell>
        </table:table-row>
        <table:table-row>
          <table:table-cell table:style-name="Table1.A11" office:value-type="string">
            <text:p text:style-name="P37">Brenor</text:p>
          </table:table-cell>
          <table:table-cell table:style-name="Table1.B9" office:value-type="string">
            <text:p text:style-name="P30">Nord</text:p>
          </table:table-cell>
          <table:table-cell table:style-name="Table1.C9" office:value-type="string">
            <text:p text:style-name="P37">A laborer who works at the docks</text:p>
          </table:table-cell>
          <table:table-cell table:style-name="Table1.D11" office:value-type="string">
            <text:p text:style-name="P22">Docks</text:p>
          </table:table-cell>
          <table:table-cell table:style-name="Table1.E9" office:value-type="string">
            <text:p text:style-name="Table_20_Contents"/>
          </table:table-cell>
        </table:table-row>
        <table:table-row>
          <table:table-cell table:style-name="Table1.A11" office:value-type="string">
            <text:p text:style-name="P37">Sigaar</text:p>
          </table:table-cell>
          <table:table-cell table:style-name="Table1.B10" office:value-type="string">
            <text:p text:style-name="P30">Nord</text:p>
          </table:table-cell>
          <table:table-cell table:style-name="Table1.C10" office:value-type="string">
            <text:p text:style-name="P37">A farmer who owns one of the houses in Keldhaven</text:p>
          </table:table-cell>
          <table:table-cell table:style-name="Table1.D11" office:value-type="string">
            <text:p text:style-name="P22">Outside Farmhouse</text:p>
          </table:table-cell>
          <table:table-cell table:style-name="Table1.E10" office:value-type="string">
            <text:p text:style-name="Table_20_Contents"/>
          </table:table-cell>
        </table:table-row>
        <table:table-row>
          <table:table-cell table:style-name="Table1.A11" office:value-type="string">
            <text:p text:style-name="P37">Nils</text:p>
          </table:table-cell>
          <table:table-cell table:style-name="Table1.B11" office:value-type="string">
            <text:p text:style-name="P30">Nord</text:p>
          </table:table-cell>
          <table:table-cell table:style-name="Table1.C11" office:value-type="string">
            <text:p text:style-name="P37">A farmer who owns one of the houses in Keldhaven</text:p>
          </table:table-cell>
          <table:table-cell table:style-name="Table1.D11" office:value-type="string">
            <text:p text:style-name="P22">Outside Farmhouse</text:p>
          </table:table-cell>
          <table:table-cell table:style-name="Table1.E11" office:value-type="string">
            <text:p text:style-name="Table_20_Contents"/>
          </table:table-cell>
        </table:table-row>
        <table:table-row>
          <table:table-cell table:style-name="Table1.A12" office:value-type="string">
            <text:p text:style-name="P38">Vakkar</text:p>
          </table:table-cell>
          <table:table-cell table:style-name="Table1.B12" office:value-type="string">
            <text:p text:style-name="P30">Redguard</text:p>
          </table:table-cell>
          <table:table-cell table:style-name="Table1.C12" office:value-type="string">
            <text:p text:style-name="P37">A blacksmith who <text:span text:style-name="T7">owns the forge in Keldhaven.</text:span></text:p>
          </table:table-cell>
          <table:table-cell table:style-name="Table1.D12" office:value-type="string">
            <text:p text:style-name="P29">House near Tavern</text:p>
          </table:table-cell>
          <table:table-cell table:style-name="Table1.E12" office:value-type="string">
            <text:p text:style-name="Table_20_Contents"/>
          </table:table-cell>
        </table:table-row>
      </table:table>
      <text:p text:style-name="P12"/>
      <text:h text:style-name="Heading_20_3" text:outline-level="3">Reference</text:h>
      <text:p text:style-name="P6"><text:a xlink:type="simple" xlink:href="http://www.hurstwic.org/history/articles/daily_living/text/Villages.htm" text:style-name="Internet_20_link" text:visited-style-name="Visited_20_Internet_20_Link">http://www.hurstwic.org/history/articles/daily_living/text/Villages.htm</text:a></text:p>
      <text:p text:style-name="P6">http://www.confrerie-des-traducteurs.fr/skyrim/mods/bordeciel/villes_et_villages/village_daurora</text:p>
      <text:p text:style-name="P6"><text:a xlink:type="simple" xlink:href="http://www.nexusmods.com/skyrim/mods/50800/" text:style-name="Internet_20_link" text:visited-style-name="Visited_20_Internet_20_Link">http://www.nexusmods.com/skyrim/mods/50800/</text:a>?</text:p>
      <text:p text:style-name="P5"><text:a xlink:type="simple" xlink:href="https://songsofskyrim.wordpress.com/category/riverwood/" text:style-name="Internet_20_link" text:visited-style-name="Visited_20_Internet_20_Link">https://songsofskyrim.wordpress.com/category/riverwood/</text:a></text:p>
      <text:p text:style-name="P5"><text:soft-page-break/>http://www.nexusmods.com/skyrim/mods/41852/?tab=12&amp;navtag=http%3A%2F%2Fwww.nexusmods.com%2Fskyrim%2Fajax%2Fmodchangelog%2F%3Fid%3D41852%26v%3D1.5.2</text:p>
      <text:p text:style-name="P5"><text:a xlink:type="simple" xlink:href="http://www.gamepressure.com/download.asp?ID=47984" text:style-name="Internet_20_link" text:visited-style-name="Visited_20_Internet_20_Link">http://www.gamepressure.com/download.asp?ID=47984</text:a></text:p>
      <text:p text:style-name="P8">http://history.parkfieldict.co.uk/medieval/medieval-villages</text:p>
      <text:h text:style-name="P46" text:outline-level="2">Road to Ormstead</text:h>
      <text:p text:style-name="P13">A road heading northeast that connects the village of Keldhaven to the small mining community of Ormstead. The road inclines steeply as it moves farther inland, crossing a river just south of Ormstead.</text:p>
      <text:h text:style-name="P50" text:outline-level="3">Encounters</text:h>
      <text:h text:style-name="Heading_20_3" text:outline-level="3">Wolves</text:h>
      <text:p text:style-name="P15">Random wolf attacks can occur either on or off the main road.</text:p>
      <text:h text:style-name="Heading_20_3" text:outline-level="3">Brigands</text:h>
      <text:p text:style-name="P14">A single brigand sits near the side of the road, calling for help. When the player gets close enough, three more brigands spawn behind the rocks flanking the brigand’s position, and attack the player from the sides. After two brigands drop, an archer spawns on top of a nearby ridge and begins shooting at the player.</text:p>
      <text:h text:style-name="Heading_20_3" text:outline-level="3">NPCs</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4">Name</text:p>
          </table:table-cell>
          <table:table-cell table:style-name="Table2.A1" office:value-type="string">
            <text:p text:style-name="P27">Race</text:p>
          </table:table-cell>
          <table:table-cell table:style-name="Table2.A1" office:value-type="string">
            <text:p text:style-name="P24">Description</text:p>
          </table:table-cell>
          <table:table-cell table:style-name="Table2.A1" office:value-type="string">
            <text:p text:style-name="P24">Location</text:p>
          </table:table-cell>
          <table:table-cell table:style-name="Table2.E1" office:value-type="string">
            <text:p text:style-name="P24">Quests</text:p>
          </table:table-cell>
        </table:table-row>
        <table:table-row>
          <table:table-cell table:style-name="Table2.A2" office:value-type="string">
            <text:p text:style-name="P10">Regulus Praecantator</text:p>
          </table:table-cell>
          <table:table-cell table:style-name="Table2.A2" office:value-type="string">
            <text:p text:style-name="P39">Imperial</text:p>
          </table:table-cell>
          <table:table-cell table:style-name="Table2.A2" office:value-type="string">
            <text:p text:style-name="P36">A reclusive magician who fled Skyrim for reasons he will not speak of. <text:span text:style-name="T8">He has little patience for visitors, but will train the player in magical skills if they are already inclined to the arcane arts, since he is bored with the lack of magical colleagues to converse with.</text:span></text:p>
          </table:table-cell>
          <table:table-cell table:style-name="Table2.A2" office:value-type="string">
            <text:p text:style-name="P21">Decrepit Tower</text:p>
          </table:table-cell>
          <table:table-cell table:style-name="Table2.E2" office:value-type="string">
            <text:p text:style-name="Table_20_Contents"/>
          </table:table-cell>
        </table:table-row>
      </table:table>
      <text:h text:style-name="P47" text:outline-level="2">Ormstead </text:h>
      <text:p text:style-name="P16">A small mining community started by Farrald Ormsson, who believes it to be close to the location of his ancestor’s holdings. For the last few years, Ormstead has been a small but thriving community, and its lucrative silver mines have increased the Ormsson clan’s fortune. </text:p>
      <text:p text:style-name="P20">It has been nearly a month since anyone from Ormstead left the town. When Farrald sent men to investigate, they found a smoking ruin, and most of the miners lying dead among the rubble.</text:p>
      <text:p text:style-name="P17">While excavating a new shaft, the miners broke into Orm’s Barrow, releasing Orm’s spirit. <text:span text:style-name="T10">Orm and his draugr thralls slaughtered every living person in Ormstead and razed the village.</text:span></text:p>
      <text:h text:style-name="P51" text:outline-level="3"><text:soft-page-break/>Encounters</text:h>
      <table:table table:name="Table4" table:style-name="Table4">
        <table:table-column table:style-name="Table4.A" table:number-columns-repeated="3"/>
        <table:table-column table:style-name="Table4.D"/>
        <table:table-row>
          <table:table-cell table:style-name="Table4.A1" office:value-type="string">
            <text:p text:style-name="P44">Encounter</text:p>
          </table:table-cell>
          <table:table-cell table:style-name="Table4.A1" office:value-type="string">
            <text:p text:style-name="P44">Description</text:p>
          </table:table-cell>
          <table:table-cell table:style-name="Table4.A1" office:value-type="string">
            <text:p text:style-name="P44">Location</text:p>
          </table:table-cell>
          <table:table-cell table:style-name="Table4.D1" office:value-type="string">
            <text:p text:style-name="P44">Quests</text:p>
          </table:table-cell>
        </table:table-row>
        <table:table-row>
          <table:table-cell table:style-name="Table4.C2" office:value-type="string">
            <text:p text:style-name="P18">Undead Miners</text:p>
          </table:table-cell>
          <table:table-cell table:style-name="Table4.C2" office:value-type="string">
            <text:p text:style-name="P18"><text:span text:style-name="T11">Some of the dead miners</text:span> get up and attack the player.</text:p>
          </table:table-cell>
          <table:table-cell table:style-name="Table4.C2" office:value-type="string">
            <text:p text:style-name="P43">Ormstead town center</text:p>
          </table:table-cell>
          <table:table-cell table:style-name="Table4.D2" office:value-type="string">
            <text:p text:style-name="Table_20_Contents"/>
          </table:table-cell>
        </table:table-row>
      </table:table>
      <text:h text:style-name="P51" text:outline-level="3">NPCs</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5">Name</text:p>
          </table:table-cell>
          <table:table-cell table:style-name="Table3.A1" office:value-type="string">
            <text:p text:style-name="P28">Race</text:p>
          </table:table-cell>
          <table:table-cell table:style-name="Table3.A1" office:value-type="string">
            <text:p text:style-name="P25">Description</text:p>
          </table:table-cell>
          <table:table-cell table:style-name="Table3.A1" office:value-type="string">
            <text:p text:style-name="P25">Location</text:p>
          </table:table-cell>
          <table:table-cell table:style-name="Table3.E1" office:value-type="string">
            <text:p text:style-name="P25">Quests</text:p>
          </table:table-cell>
        </table:table-row>
        <table:table-row>
          <table:table-cell table:style-name="Table3.A2" office:value-type="string">
            <text:p text:style-name="P11">Severin</text:p>
          </table:table-cell>
          <table:table-cell table:style-name="Table3.A2" office:value-type="string">
            <text:p text:style-name="P40">Imperial</text:p>
          </table:table-cell>
          <table:table-cell table:style-name="Table3.A2" office:value-type="string">
            <text:p text:style-name="P45">A rogue. Brother of Ivarr. Graf hired Severin and his companions to get Orm’s sword before the player gets to it. They reached Orm’s Barrow, but its Draugr guardians overwhelmed the party. Only Severin survived. </text:p>
          </table:table-cell>
          <table:table-cell table:style-name="Table3.A2" office:value-type="string">
            <text:p text:style-name="P41">Near Ormstead Mine Entrance</text:p>
          </table:table-cell>
          <table:table-cell table:style-name="Table3.E2" office:value-type="string">
            <text:p text:style-name="P42">Lost in the Barrow</text:p>
          </table:table-cell>
        </table:table-row>
      </table:table>
      <text:h text:style-name="P48" text:outline-level="2"><text:span text:style-name="T12">Ormstead Mine</text:span> </text:h>
      <text:p text:style-name="P19">A silver mine </text:p>
      <text:h text:style-name="P49" text:outline-level="2">Small Village</text:h>
      <text:h text:style-name="Heading_20_2" text:outline-level="2">The Elderwood</text:h>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ration serif" svg:font-family="'Lib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22:02:30.438000000</meta:creation-date>
    <dc:date>2017-06-20T18:33:41.158000000</dc:date>
    <meta:editing-duration>PT11H50M48S</meta:editing-duration>
    <meta:editing-cycles>31</meta:editing-cycles>
    <meta:generator>LibreOffice/5.3.3.2$Windows_x86 LibreOffice_project/3d9a8b4b4e538a85e0782bd6c2d430bafe583448</meta:generator>
    <meta:document-statistic meta:table-count="4" meta:image-count="0" meta:object-count="0" meta:page-count="4" meta:paragraph-count="119" meta:word-count="1037" meta:character-count="6518" meta:non-whitespace-character-count="5588"/>
  </office:meta>
</office:document-meta>
</file>